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24.94pt"/>
    </style:style>
    <style:style style:name="co3" style:family="table-column">
      <style:table-column-properties fo:break-before="auto" style:column-width="46.01pt"/>
    </style:style>
    <style:style style:name="co4" style:family="table-column">
      <style:table-column-properties fo:break-before="auto" style:column-width="33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grouping-meta_simple-a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2" table:default-cell-style-name="Default"/>
        <table:table-column table:style-name="co1" table:default-cell-style-name="ce1"/>
        <table:table-column table:style-name="co4" table:number-columns-repeated="2" table:default-cell-style-name="Default"/>
        <table:table-row table:style-name="ro1">
          <table:table-cell table:number-columns-repeated="2" office:value-type="date" office:date-value="2001-12-30" calcext:value-type="date">
            <text:p>12/30/0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1-12-30" calcext:value-type="date">
            <text:p>12/30/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01-12-31" calcext:value-type="date">
            <text:p>12/31/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1-12-31" calcext:value-type="date">
            <text:p>12/31/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date" office:date-value="2001-12-31" calcext:value-type="date">
            <text:p>12/31/01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date" office:date-value="2002-12-31" calcext:value-type="date">
            <text:p>12/31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date" office:date-value="2002-04-01" calcext:value-type="date">
            <text:p>04/01/02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date" office:date-value="2002-04-01" calcext:value-type="date">
            <text:p>04/01/02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table:number-columns-repeated="2" office:value-type="date" office:date-value="2002-12-31" calcext:value-type="date">
            <text:p>12/31/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02-12-31" calcext:value-type="date">
            <text:p>12/31/02</text:p>
          </table:table-cell>
          <table:table-cell office:value-type="float" office:value="200" calcext:value-type="float">
            <text:p>200</text:p>
          </table:table-cell>
          <table:table-cell table:formula="of:=-[.F6]" office:value-type="float" office:value="-200" calcext:value-type="float">
            <text:p>-2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200" calcext:value-type="float">
            <text:p>200</text:p>
          </table:table-cell>
          <table:table-cell table:formula="of:=-[.I6]" office:value-type="float" office:value="-200" calcext:value-type="float">
            <text:p>-2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formula="of:=XIRR([.G1:.G6];[.E1:.E6])" office:value-type="float" office:value="0.563138116278767" calcext:value-type="float">
            <text:p>0.5631381163</text:p>
          </table:table-cell>
          <table:table-cell/>
          <table:table-cell table:style-name="Default"/>
          <table:table-cell table:formula="of:=XIRR([.J1:.J6];[.H1:.H6]; 0.85)" office:value-type="float" office:value="0.864327715261255" calcext:value-type="float">
            <text:p>0.86432771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6:49:49.961968000</dc:date>
    <meta:editing-duration>PT2M52S</meta:editing-duration>
    <meta:editing-cycles>1</meta:editing-cycles>
    <meta:document-statistic meta:table-count="1" meta:cell-count="51" meta:object-count="0"/>
    <meta:generator>LibreOffice/5.1.3.2$MacOSX_X86_64 LibreOffice_project/644e4637d1d8544fd9f56425bd6cec110e49301b</meta:generator>
  </office:meta>
</office:document-meta>
</file>